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3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2" table:number-columns-repeated="16381" table:default-cell-style-name="ce2"/>
        <table:table-row table:style-name="ro1">
          <table:table-cell table:style-name="ce1" office:value-type="string" calcext:value-type="string">
            <text:p>Part</text:p>
          </table:table-cell>
          <table:table-cell table:style-name="ce3" office:value-type="string" calcext:value-type="string">
            <text:p>Prize</text:p>
          </table:table-cell>
          <table:table-cell table:style-name="ce1" office:value-type="string" calcext:value-type="string">
            <text:p>Source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Arduino Nano</text:p>
          </table:table-cell>
          <table:table-cell office:value-type="currency" office:currency="EUR" office:value="0" calcext:value-type="currency">
            <text:p>0.00 EUR</text:p>
          </table:table-cell>
          <table:table-cell office:value-type="string" calcext:value-type="string">
            <text:p>avail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2 VDC 3A power supply</text:p>
          </table:table-cell>
          <table:table-cell office:value-type="currency" office:currency="EUR" office:value="10" calcext:value-type="currency">
            <text:p>10.00 EUR</text:p>
          </table:table-cell>
          <table:table-cell office:value-type="string" calcext:value-type="string">
            <text:p>Amaz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2-5 VDC Stepdown</text:p>
          </table:table-cell>
          <table:table-cell office:value-type="currency" office:currency="EUR" office:value="2.7" calcext:value-type="currency">
            <text:p>2.70 EUR</text:p>
          </table:table-cell>
          <table:table-cell office:value-type="string" calcext:value-type="string">
            <text:p>https://www.ebay.de/itm/375611362378?_skw=step+down&amp;itmmeta=01J8G9MVBWGKY4KM7S1BB6EFAZ&amp;hash=item57742e8c4a:g:YWsAAOSwM69kMFfQ&amp;itmprp=enc%3AAQAJAAAA4HoV3kP08IDx%2BKZ9MfhVJKm3vD2jtiouWxxo3FHcV4K2yTNW1a9jbmUNrbaVp8ef0X84jcGudJrPlYBHYjVlep4rRdQQcHLP5LoigpUuumD%2BJ8dtGdEZdi6SNY5leqY2qv81bbIMuHf4jpXN0PBdW57Gt2%2BIgg4X2guMfGEQ4AupXUb94JIXibsKirvtULbd8QT2EmphyBYMhqgkAayt%2BIly29kXvyxOQ%2FpvLjn5O1J1SSF7I%2FqkmOPnPdla9Dy8mk4d5jy1OmY0tala%2Fz%2Fyalzji9OdfznEwh%2BcesyrfxeM%7Ctkp%3ABk9SR5S204nEZ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x Solid State Rela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ptical Senso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loat Swit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ater hose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cro RGB LE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LED Display</text:p>
          </table:table-cell>
          <table:table-cell office:value-type="currency" office:currency="EUR" office:value="4.5" calcext:value-type="currency">
            <text:p>4.50 EUR</text:p>
          </table:table-cell>
          <table:table-cell office:value-type="string" calcext:value-type="string">
            <text:p>https://www.makershop.de/display/oled/096-oled-display-blau/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0])" office:value-type="currency" office:currency="EUR" office:value="17.2" calcext:value-type="currency">
            <text:p>17.20 EUR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29T21:56:48.509000000</dc:date>
    <meta:editing-duration>PT30M30S</meta:editing-duration>
    <meta:editing-cycles>4</meta:editing-cycles>
    <meta:generator>LibreOffice/7.4.7.2$Windows_X86_64 LibreOffice_project/723314e595e8007d3cf785c16538505a1c878ca5</meta:generator>
    <meta:document-statistic meta:table-count="1" meta:cell-count="22" meta:object-count="0"/>
  </office:meta>
</office:document-meta>
</file>